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moryAspectDataStore.isPersis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AspectDataStore.getAspectData( Aspectalizable owner , String asp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AspectDataStore.getMap( Aspectalizable owner , boolean cre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moryAspectDataStore.setAspectData( Aspectalizable owner , String aspectNam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